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 mit Hilfe von RTPProxy realisiert. RTPProxy führt intern eine</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rieren Sie /etc/modules und fügen Sie die Zeile</text:p>
      <text:p text:style-name="Standard">tun</text:p>
      <text:p text:style-name="Standard">ein um in Zukunf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d-prf] &lt;kd-prf type&gt; <text:s text:c="8"/>key derivation pseudo random function <text:s text:c="6"/>[-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 muss die Anycast IP benutzt werden. Bei Unicast Endpunkten wird die Addresse über die Routingtabelle automatisch bestimmt.</text:p>
      <text:p text:style-name="Standard"/>
      <text:p text:style-name="Standard">[-p|--port] &lt;port&gt; <text:s text:c="17"/>local anycast(data) port to bind to</text:p>
      <text:p text:style-name="Standard"/>
      <text:p text:style-name="Standard"/>
      <text:p text:style-name="Standard"/>
      <text:p text:style-name="Standard">Debugging mit Wireshark</text:p>
      <text:p text:style-name="Standard"/>
      <text:p text:style-name="Standard"><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otti</meta:initial-creator>
    <meta:creation-date>2008-02-25T19:22:53</meta:creation-date>
    <dc:creator>otti</dc:creator>
    <dc:date>2008-02-26T19:27:55</dc:date>
    <dc:language>de-AT</dc:language>
    <meta:editing-cycles>74</meta:editing-cycles>
    <meta:editing-duration>PT9H16M25S</meta:editing-duration>
    <meta:user-defined meta:name="Info 1"/>
    <meta:user-defined meta:name="Info 2"/>
    <meta:user-defined meta:name="Info 3"/>
    <meta:user-defined meta:name="Info 4"/>
    <meta:document-statistic meta:table-count="0" meta:image-count="0" meta:object-count="0" meta:page-count="9" meta:paragraph-count="142" meta:word-count="2342" meta:character-count="16594"/>
  </office:meta>
</office:document-meta>
</file>